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JetBrains Mono" svg:font-family="'JetBrains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224cm"/>
    </style:style>
    <style:style style:name="Table1.B" style:family="table-column">
      <style:table-column-properties style:column-width="15.776cm"/>
    </style:style>
    <style:style style:name="Table1.A1" style:family="table-cell">
      <style:table-cell-properties style:vertical-align="middle" fo:padding="0.049cm" fo:border="none"/>
    </style:style>
    <style:style style:name="Table2" style:family="table">
      <style:table-properties style:width="8.253cm" table:align="left"/>
    </style:style>
    <style:style style:name="Table2.A" style:family="table-column">
      <style:table-column-properties style:column-width="1.896cm"/>
    </style:style>
    <style:style style:name="Table2.B" style:family="table-column">
      <style:table-column-properties style:column-width="4.563cm"/>
    </style:style>
    <style:style style:name="Table2.C" style:family="table-column">
      <style:table-column-properties style:column-width="1.794cm"/>
    </style:style>
    <style:style style:name="Table2.A1" style:family="table-cell">
      <style:table-cell-properties style:vertical-align="middle" fo:padding="0.049cm" fo:border="none"/>
    </style:style>
    <style:style style:name="P1" style:family="paragraph" style:parent-style-name="Heading_20_1">
      <style:text-properties style:font-name="JetBrains Mono" fo:font-size="11pt" style:font-size-asian="11pt" style:font-size-complex="11pt"/>
    </style:style>
    <style:style style:name="P2" style:family="paragraph" style:parent-style-name="Heading_20_2">
      <style:text-properties style:font-name="JetBrains Mono" fo:font-size="11pt" style:font-size-asian="11pt" style:font-size-complex="11pt"/>
    </style:style>
    <style:style style:name="P3" style:family="paragraph" style:parent-style-name="Preformatted_20_Text">
      <style:text-properties style:font-name="JetBrains Mono" fo:font-size="11pt" style:font-size-asian="11pt" style:font-size-complex="11pt"/>
    </style:style>
    <style:style style:name="P4" style:family="paragraph" style:parent-style-name="Preformatted_20_Text">
      <style:paragraph-properties fo:margin-top="0cm" fo:margin-bottom="0.499cm" loext:contextual-spacing="false"/>
      <style:text-properties style:font-name="JetBrains Mono" fo:font-size="11pt" style:font-size-asian="11pt" style:font-size-complex="11pt"/>
    </style:style>
    <style:style style:name="P5" style:family="paragraph" style:parent-style-name="Text_20_body">
      <style:text-properties style:font-name="JetBrains Mono" fo:font-size="11pt" style:font-size-asian="11pt" style:font-size-complex="11pt"/>
    </style:style>
    <style:style style:name="P6" style:family="paragraph" style:parent-style-name="Heading_20_1">
      <style:text-properties style:font-name="JetBrains Mono" fo:font-size="11pt" style:font-size-asian="11pt" style:font-size-complex="11pt"/>
    </style:style>
    <style:style style:name="P7" style:family="paragraph" style:parent-style-name="Heading_20_2">
      <style:text-properties style:font-name="JetBrains Mono" fo:font-size="11pt" style:font-size-asian="11pt" style:font-size-complex="11pt"/>
    </style:style>
    <style:style style:name="P8" style:family="paragraph" style:parent-style-name="Standard">
      <style:text-properties style:font-name="JetBrains Mono" fo:font-size="11pt" style:font-size-asian="11pt" style:font-size-complex="11pt"/>
    </style:style>
    <style:style style:name="P9" style:family="paragraph" style:parent-style-name="Standard">
      <style:text-properties style:font-name="JetBrains Mono" fo:font-size="11pt" style:font-size-asian="11pt" style:font-size-complex="11pt"/>
    </style:style>
    <style:style style:name="P10" style:family="paragraph" style:parent-style-name="Table_20_Contents">
      <style:text-properties style:font-name="JetBrains Mono" fo:font-size="11pt" style:font-size-asian="11pt" style:font-size-complex="11pt"/>
    </style:style>
    <style:style style:name="P11" style:family="paragraph" style:parent-style-name="Table_20_Contents">
      <style:paragraph-properties fo:line-height="100%"/>
      <style:text-properties style:font-name="JetBrains Mono" fo:font-size="11pt" style:font-size-asian="11pt" style:font-size-complex="11pt"/>
    </style:style>
    <style:style style:name="P12" style:family="paragraph" style:parent-style-name="Table_20_Contents">
      <style:paragraph-properties fo:margin-top="0cm" fo:margin-bottom="0.499cm" loext:contextual-spacing="false" fo:line-height="100%"/>
      <style:text-properties style:font-name="JetBrains Mono" fo:font-size="11pt" style:font-size-asian="11pt" style:font-size-complex="11pt"/>
    </style:style>
    <style:style style:name="P13" style:family="paragraph" style:parent-style-name="Table_20_Heading">
      <style:paragraph-properties fo:text-align="center" style:justify-single-word="false"/>
      <style:text-properties style:font-name="JetBrains Mono" fo:font-size="11pt" style:font-size-asian="11pt" style:font-size-complex="11pt"/>
    </style:style>
    <style:style style:name="P14" style:family="paragraph" style:parent-style-name="Table_20_Heading">
      <style:paragraph-properties fo:line-height="100%"/>
      <style:text-properties style:font-name="JetBrains Mono" fo:font-size="11pt" style:font-size-asian="11pt" style:font-size-complex="11pt"/>
    </style:style>
    <style:style style:name="P15" style:family="paragraph" style:parent-style-name="Table_20_Heading">
      <style:paragraph-properties fo:line-height="100%" fo:text-align="center" style:justify-single-word="false"/>
      <style:text-properties style:font-name="JetBrains Mono" fo:font-size="11pt" style:font-size-asian="11pt" style:font-size-complex="11pt"/>
    </style:style>
    <style:style style:name="P16" style:family="paragraph" style:parent-style-name="Text_20_body" style:list-style-name="L1">
      <style:text-properties style:font-name="JetBrains Mono" fo:font-size="11pt" style:font-size-asian="11pt" style:font-size-complex="11pt"/>
    </style:style>
    <style:style style:name="P17" style:family="paragraph" style:parent-style-name="Text_20_body">
      <style:text-properties style:font-name="JetBrains Mono" fo:font-size="11pt" style:font-size-asian="11pt" style:font-size-complex="11pt"/>
    </style:style>
    <style:style style:name="T1" style:family="text">
      <style:text-properties style:text-underline-style="solid" style:text-underline-width="auto" style:text-underline-color="font-color" fo:font-weight="bold"/>
    </style:style>
    <style:style style:name="T2" style:family="text">
      <style:text-properties fo:font-weight="bold"/>
    </style:style>
    <style:style style:name="T3"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TML - Overview</text:h>
      <text:p text:style-name="P5">HTML stands for <text:span text:style-name="T1">H</text:span>yper<text:span text:style-name="T1">t</text:span>ext <text:span text:style-name="T1">M</text:span>arkup <text:span text:style-name="T1">L</text:span>anguage, and it is the most widely used language to write Web Pages.</text:p>
      <text:list xml:id="list2112934088" text:style-name="L1">
        <text:list-item>
          <text:p text:style-name="P16"><text:span text:style-name="T2">Hypertext</text:span> refers to the way in which Web pages (HTML documents) are linked together. Thus, the link available on a webpage is called Hypertext.</text:p>
        </text:list-item>
        <text:list-item>
          <text:p text:style-name="P16">As its name suggests, HTML is a <text:span text:style-name="T2">Markup Language</text:span> which means you use HTML to simply "mark-up" a text document with tags that tell a Web browser how to structure it to display.</text:p>
        </text:list-item>
      </text:list>
      <text:p text:style-name="P5">Originally, HTML was developed with the intent of defining the structure of documents like headings, paragraphs, lists, and so forth to facilitate the sharing of scientific information between researchers.</text:p>
      <text:p text:style-name="P5">Now, HTML is being widely used to format web pages with the help of different tags available in HTML language.</text:p>
      <text:h text:style-name="P2" text:outline-level="2">Basic HTML Document</text:h>
      <text:p text:style-name="P5">In its simplest form, following is an example of an HTML document −</text:p>
      <text:p text:style-name="P3">&lt;!DOCTYPE html&gt;</text:p>
      <text:p text:style-name="P3">&lt;html&gt;</text:p>
      <text:p text:style-name="P3"/>
      <text:p text:style-name="P3"><text:s text:c="3"/>&lt;head&gt;</text:p>
      <text:p text:style-name="P3"><text:s text:c="6"/>&lt;title&gt;This is document title&lt;/title&gt;</text:p>
      <text:p text:style-name="P3"><text:s text:c="3"/>&lt;/head&gt;</text:p>
      <text:p text:style-name="P3"><text:s text:c="8"/></text:p>
      <text:p text:style-name="P3"><text:s text:c="3"/>&lt;body&gt;</text:p>
      <text:p text:style-name="P3"><text:s text:c="6"/>&lt;h1&gt;This is a heading&lt;/h1&gt;</text:p>
      <text:p text:style-name="P3"><text:s text:c="6"/>&lt;p&gt;Document content goes here.....&lt;/p&gt;</text:p>
      <text:p text:style-name="P3"><text:s text:c="3"/>&lt;/body&gt;</text:p>
      <text:p text:style-name="P3"><text:s text:c="8"/></text:p>
      <text:p text:style-name="P4">&lt;/html&gt;</text:p>
      <text:h text:style-name="P2" text:outline-level="2">HTML Tags</text:h>
      <text:p text:style-name="P5">As told earlier, HTML is a markup language and makes use of various tags to format the content. These tags are enclosed within angle braces <text:span text:style-name="T2">&lt;Tag Name&gt;</text:span>. Except few tags, most of the tags have their corresponding closing tags. For example, <text:span text:style-name="T2">&lt;html&gt;</text:span> has its closing tag <text:span text:style-name="T2">&lt;/html&gt;</text:span> and <text:span text:style-name="T2">&lt;body&gt;</text:span> tag has its closing tag <text:span text:style-name="T2">&lt;/body&gt;</text:span> tag etc.</text:p>
      <text:p text:style-name="P5"/>
      <text:p text:style-name="P5"/>
      <text:p text:style-name="P5"/>
      <text:p text:style-name="P5"><text:soft-page-break/>Above example of HTML document uses the following tags −</text:p>
      <table:table table:name="Table1" table:style-name="Table1">
        <table:table-column table:style-name="Table1.A"/>
        <table:table-column table:style-name="Table1.B"/>
        <table:table-row table:style-name="TableLine94019290222384">
          <table:table-cell table:style-name="Table1.A1" office:value-type="string">
            <text:p text:style-name="P14">Sr.No</text:p>
          </table:table-cell>
          <table:table-cell table:style-name="Table1.A1" office:value-type="string">
            <text:p text:style-name="P15">Tag &amp; Description</text:p>
          </table:table-cell>
        </table:table-row>
        <table:table-row table:style-name="TableLine94019290291808">
          <table:table-cell table:style-name="Table1.A1" office:value-type="string">
            <text:p text:style-name="P11">1</text:p>
          </table:table-cell>
          <table:table-cell table:style-name="Table1.A1" office:value-type="string">
            <text:p text:style-name="P12"><text:span text:style-name="T2">&lt;!DOCTYPE...&gt;</text:span> </text:p>
            <text:p text:style-name="P12">This tag defines the document type and HTML version.</text:p>
          </table:table-cell>
        </table:table-row>
        <table:table-row table:style-name="TableLine94019290292160">
          <table:table-cell table:style-name="Table1.A1" office:value-type="string">
            <text:p text:style-name="P11">2</text:p>
          </table:table-cell>
          <table:table-cell table:style-name="Table1.A1" office:value-type="string">
            <text:p text:style-name="P12"><text:span text:style-name="T2">&lt;html&gt;</text:span> </text:p>
            <text:p text:style-name="P12">This tag encloses the complete HTML document and mainly comprises of document header which is represented by &lt;head&gt;...&lt;/head&gt; and document body which is represented by &lt;body&gt;...&lt;/body&gt; tags.</text:p>
          </table:table-cell>
        </table:table-row>
        <table:table-row table:style-name="TableLine94019290292688">
          <table:table-cell table:style-name="Table1.A1" office:value-type="string">
            <text:p text:style-name="P11">3</text:p>
          </table:table-cell>
          <table:table-cell table:style-name="Table1.A1" office:value-type="string">
            <text:p text:style-name="P12"><text:span text:style-name="T2">&lt;head&gt;</text:span> </text:p>
            <text:p text:style-name="P12">This tag represents the document's header which can keep other HTML tags like &lt;title&gt;, &lt;link&gt; etc.</text:p>
          </table:table-cell>
        </table:table-row>
        <table:table-row table:style-name="TableLine94019290293328">
          <table:table-cell table:style-name="Table1.A1" office:value-type="string">
            <text:p text:style-name="P11">4</text:p>
          </table:table-cell>
          <table:table-cell table:style-name="Table1.A1" office:value-type="string">
            <text:p text:style-name="P12"><text:span text:style-name="T2">&lt;title&gt;</text:span> </text:p>
            <text:p text:style-name="P12">The &lt;title&gt; tag is used inside the &lt;head&gt; tag to mention the document title.</text:p>
          </table:table-cell>
        </table:table-row>
        <table:table-row table:style-name="TableLine94019290293968">
          <table:table-cell table:style-name="Table1.A1" office:value-type="string">
            <text:p text:style-name="P11">5</text:p>
          </table:table-cell>
          <table:table-cell table:style-name="Table1.A1" office:value-type="string">
            <text:p text:style-name="P12"><text:span text:style-name="T2">&lt;body&gt;</text:span> </text:p>
            <text:p text:style-name="P12">This tag represents the document's body which keeps other HTML tags like &lt;h1&gt;, &lt;div&gt;, &lt;p&gt; etc.</text:p>
          </table:table-cell>
        </table:table-row>
        <table:table-row table:style-name="TableLine94019290294720">
          <table:table-cell table:style-name="Table1.A1" office:value-type="string">
            <text:p text:style-name="P11">6</text:p>
          </table:table-cell>
          <table:table-cell table:style-name="Table1.A1" office:value-type="string">
            <text:p text:style-name="P12"><text:span text:style-name="T2">&lt;h1&gt;</text:span> </text:p>
            <text:p text:style-name="P12">This tag represents the heading.</text:p>
          </table:table-cell>
        </table:table-row>
        <table:table-row table:style-name="TableLine94019290295520">
          <table:table-cell table:style-name="Table1.A1" office:value-type="string">
            <text:p text:style-name="P11">7</text:p>
          </table:table-cell>
          <table:table-cell table:style-name="Table1.A1" office:value-type="string">
            <text:p text:style-name="P12"><text:span text:style-name="T2">&lt;p&gt;</text:span> </text:p>
            <text:p text:style-name="P12">This tag represents a paragraph.</text:p>
          </table:table-cell>
        </table:table-row>
      </table:table>
      <text:p text:style-name="P5">To learn HTML, you will need to study various tags and understand how they behave, while formatting a textual document. Learning HTML is simple as users have to learn the usage of different tags in order to format the text or images to make a beautiful webpage.</text:p>
      <text:p text:style-name="P5">World Wide Web Consortium (W3C) recommends to use lowercase tags starting from HTML 4.</text:p>
      <text:h text:style-name="P2" text:outline-level="2">HTML Document Structure</text:h>
      <text:p text:style-name="P5">A typical HTML document will have the following structure −</text:p>
      <text:p text:style-name="P3"><text:soft-page-break/>&lt;html&gt;</text:p>
      <text:p text:style-name="P3"><text:s text:c="3"/></text:p>
      <text:p text:style-name="P3"><text:s text:c="3"/>&lt;head&gt;</text:p>
      <text:p text:style-name="P3"><text:s text:c="6"/>Document header related tags</text:p>
      <text:p text:style-name="P3"><text:s text:c="3"/>&lt;/head&gt;</text:p>
      <text:p text:style-name="P3"><text:s text:c="3"/></text:p>
      <text:p text:style-name="P3"><text:s text:c="3"/>&lt;body&gt;</text:p>
      <text:p text:style-name="P3"><text:s text:c="6"/>Document body related tags</text:p>
      <text:p text:style-name="P3"><text:s text:c="3"/>&lt;/body&gt;</text:p>
      <text:p text:style-name="P3"><text:s text:c="3"/></text:p>
      <text:p text:style-name="P4">&lt;/html&gt;</text:p>
      <text:p text:style-name="P5">We will study all the header and body tags in subsequent chapters, but for now let's see what is document declaration tag.</text:p>
      <text:h text:style-name="P2" text:outline-level="2">The &lt;!DOCTYPE&gt; Declaration</text:h>
      <text:p text:style-name="P5">The &lt;!DOCTYPE&gt; declaration tag is used by the web browser to understand the version of the HTML used in the document. Current version of HTML is 5 and it makes use of the following declaration −</text:p>
      <text:p text:style-name="P4">&lt;!DOCTYPE html&gt;</text:p>
      <text:p text:style-name="P5">There are many other declaration types which can be used in HTML document depending on what version of HTML is being used. We will see more details on this while discussing &lt;!DOCTYPE...&gt; tag along with other HTML tags.</text:p>
      <text:p text:style-name="P8">------------------------------------------------------------------------</text:p>
      <text:h text:style-name="P1" text:outline-level="1">HTML - Elements</text:h>
      <text:p text:style-name="P5">An <text:span text:style-name="T2">HTML element</text:span> is defined by a starting tag. If the element contains other content, it ends with a closing tag, where the element name is preceded by a forward slash as shown below with few tags −</text:p>
      <table:table table:name="Table2" table:style-name="Table2">
        <table:table-column table:style-name="Table2.A"/>
        <table:table-column table:style-name="Table2.B"/>
        <table:table-column table:style-name="Table2.C"/>
        <table:table-row table:style-name="TableLine94019312803664">
          <table:table-cell table:style-name="Table2.A1" office:value-type="string">
            <text:p text:style-name="P13">Start Tag</text:p>
          </table:table-cell>
          <table:table-cell table:style-name="Table2.A1" office:value-type="string">
            <text:p text:style-name="P13">Content</text:p>
          </table:table-cell>
          <table:table-cell table:style-name="Table2.A1" office:value-type="string">
            <text:p text:style-name="P13">End Tag</text:p>
          </table:table-cell>
        </table:table-row>
        <table:table-row table:style-name="TableLine94019312803664">
          <table:table-cell table:style-name="Table2.A1" office:value-type="string">
            <text:p text:style-name="P10">&lt;p&gt;</text:p>
          </table:table-cell>
          <table:table-cell table:style-name="Table2.A1" office:value-type="string">
            <text:p text:style-name="P10">This is paragraph content.</text:p>
          </table:table-cell>
          <table:table-cell table:style-name="Table2.A1" office:value-type="string">
            <text:p text:style-name="P10">&lt;/p&gt;</text:p>
          </table:table-cell>
        </table:table-row>
        <table:table-row table:style-name="TableLine94019312803664">
          <table:table-cell table:style-name="Table2.A1" office:value-type="string">
            <text:p text:style-name="P10">&lt;h1&gt;</text:p>
          </table:table-cell>
          <table:table-cell table:style-name="Table2.A1" office:value-type="string">
            <text:p text:style-name="P10">This is heading content.</text:p>
          </table:table-cell>
          <table:table-cell table:style-name="Table2.A1" office:value-type="string">
            <text:p text:style-name="P10">&lt;/h1&gt;</text:p>
          </table:table-cell>
        </table:table-row>
        <table:table-row table:style-name="TableLine94019312803664">
          <table:table-cell table:style-name="Table2.A1" office:value-type="string">
            <text:p text:style-name="P10">&lt;div&gt;</text:p>
          </table:table-cell>
          <table:table-cell table:style-name="Table2.A1" office:value-type="string">
            <text:p text:style-name="P10">This is division content.</text:p>
          </table:table-cell>
          <table:table-cell table:style-name="Table2.A1" office:value-type="string">
            <text:p text:style-name="P10">&lt;/div&gt;</text:p>
          </table:table-cell>
        </table:table-row>
        <table:table-row table:style-name="TableLine94019312803664">
          <table:table-cell table:style-name="Table2.A1" office:value-type="string">
            <text:p text:style-name="P10">&lt;br /&gt;</text:p>
          </table:table-cell>
          <table:table-cell table:style-name="Table2.A1" office:value-type="string">
            <text:p text:style-name="P10"/>
          </table:table-cell>
          <table:table-cell table:style-name="Table2.A1" office:value-type="string">
            <text:p text:style-name="P10"/>
          </table:table-cell>
        </table:table-row>
      </table:table>
      <text:p text:style-name="P5">So here <text:span text:style-name="T2">&lt;p&gt;....&lt;/p&gt;</text:span> is an HTML element, <text:span text:style-name="T2">&lt;h1&gt;...&lt;/h1&gt;</text:span> is another HTML element. There are some HTML elements which don't need to be closed, such as <text:span text:style-name="T2">&lt;img.../&gt;</text:span>, <text:span text:style-name="T2">&lt;hr /&gt;</text:span> and <text:span text:style-name="T2">&lt;br /&gt;</text:span> elements. These are known as <text:span text:style-name="T2">void elements</text:span>.</text:p>
      <text:p text:style-name="P5"><text:soft-page-break/>HTML documents consists of a tree of these elements and they specify how HTML documents should be built, and what kind of content should be placed in what part of an HTML document.</text:p>
      <text:h text:style-name="P2" text:outline-level="2">HTML Tag vs. Element</text:h>
      <text:p text:style-name="P5">An HTML element is defined by a <text:span text:style-name="T3">starting tag</text:span>. If the element contains other content, it ends with a <text:span text:style-name="T3">closing tag</text:span>.</text:p>
      <text:p text:style-name="P5">For example, <text:span text:style-name="T2">&lt;p&gt;</text:span> is starting tag of a paragraph and <text:span text:style-name="T2">&lt;/p&gt;</text:span> is closing tag of the same paragraph but <text:span text:style-name="T2">&lt;p&gt;This is paragraph&lt;/p&gt;</text:span> is a paragraph element.</text:p>
      <text:p text:style-name="P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JetBrains Mono" svg:font-family="'JetBrains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22T16:18:09.302684229</meta:creation-date>
    <dc:date>2024-01-22T16:21:14.144031460</dc:date>
    <meta:editing-duration>PT2M31S</meta:editing-duration>
    <meta:editing-cycles>2</meta:editing-cycles>
    <meta:generator>LibreOffice/6.4.7.2$Linux_X86_64 LibreOffice_project/40$Build-2</meta:generator>
    <meta:document-statistic meta:table-count="2" meta:image-count="0" meta:object-count="0" meta:page-count="4" meta:paragraph-count="88" meta:word-count="723" meta:character-count="4376" meta:non-whitespace-character-count="3652"/>
  </office:meta>
</office:document-meta>
</file>